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h text:style-name="Heading_20_3" text:outline-level="3"><text:bookmark-start text:name="psa-community-matrix"/>PSA Community Matrix<text:bookmark-end text:name="psa-community-matrix"/></text:h>
      <text:p text:style-name="First_20_paragraph">You will find here the rules for the community.</text:p>
      <text:p text:style-name="Text_20_body"><text:span text:style-name="T1">Note:</text:span> Rooms which are part of the community keep their sovereignty and can apply their own local rules, each with their own local moderation. Some of the rooms are following the general rules, but some are not.</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bans" office:name=""><text:span text:style-name="Definition">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enforced on <text:span text:style-name="Source_Text">#anonymity</text:span>, <text:span text:style-name="Source_Text">#security</text:span>, <text:span text:style-name="Source_Text">#OSINT</text:span>, and are NOT applied in rooms with their own rules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 unless you have express permission and you move to <text:span text:style-name="Source_Text">#bnonymity</text:span></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
      <text:p text:style-name="First_20_paragraph">Just because the bot is down temporarily doesn’t mean shit.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privacymatrix.org"/>Rules for Nothing To Hide Privacy (<text:span text:style-name="Source_Text">#privacy:matrix.org</text:span>)<text:bookmark-end text:name="rules-for-nothing-to-hide-privacy-privacymatrix.org"/></text:h>
      <text:list text:style-name="L3">
        <text:list-item>
          <text:p text:style-name="P3">Zero tolerance for discussion of how to commit illicit acts</text:p>
        </text:list-item>
        <text:list-item>
          <text:p text:style-name="P3">Limit political discussion to privacy-related topics <text:span text:style-name="T1">only</text:span></text:p>
        </text:list-item>
        <text:list-item>
          <text:p text:style-name="P3">No suspicious links or uploading of non-image binary files</text:p>
        </text:list-item>
        <text:list-item>
          <text:p text:style-name="P3">Be respectful</text:p>
        </text:list-item>
      </text:list>
      <text:h text:style-name="Heading_20_5" text:outline-level="5"><text:bookmark-start text:name="mods"/>Mods:<text:bookmark-end text:name="mods"/></text:h>
      <text:list text:style-name="L4">
        <text:list-item>
          <text:p text:style-name="P4">Lucas: <text:a xlink:type="simple" xlink:href="https://matrix.to/#/@lucas:coinfundit.com" office:name=""><text:span text:style-name="Definition">@lucas:coinfundit.com</text:span></text:a></text:p>
        </text:list-item>
        <text:list-item>
          <text:p text:style-name="P4">Prox: <text:a xlink:type="simple" xlink:href="https://matrix.to/#/@the_proxster:midov.pl" office:name=""><text:span text:style-name="Definition">@the_proxster:midov.pl</text:span></text:a> (basically God)</text:p>
        </text:list-item>
      </text:list>
      <text:h text:style-name="Heading_20_4" text:outline-level="4"><text:bookmark-start text:name="rules-for-modern-cryptography-moderncryptognuradio.org"/>Rules for Modern Cryptography (<text:span text:style-name="Source_Text">#moderncrypto:gnuradio.org</text:span>)<text:bookmark-end text:name="rules-for-modern-cryptography-moderncryptognuradio.org"/></text:h>
      <text:p text:style-name="First_20_paragraph">See <text:a xlink:type="simple" xlink:href="https://anonymousplanet.org/moderncrypto-rules.html" office:name=""><text:span text:style-name="Definition">https://anonymousplanet.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bnonymitymatrix.org"/>Rules for Bnonymity (<text:span text:style-name="Source_Text">#bnonymity:matrix.org</text:span>)<text:bookmark-end text:name="rules-for-bnonymity-bnonymitymatrix.org"/></text:h>
      <text:list text:style-name="L5">
        <text:list-item>
          <text:p text:style-name="P5">Keep it legal (seriously)</text:p>
        </text:list-item>
        <text:list-item>
          <text:p text:style-name="P5">English only</text:p>
        </text:list-item>
        <text:list-item>
          <text:p text:style-name="P5">Be “somewhat” respectful to each other</text:p>
        </text:list-item>
        <text:list-item>
          <text:p text:style-name="P5">No hate speech (e.g., no racism, homophobia, or transphobia)</text:p>
        </text:list-item>
        <text:list-item>
          <text:p text:style-name="P5">No spammerino (e.g., no scams, ads, or bots/flooding)</text:p>
        </text:list-item>
        <text:list-item>
          <text:p text:style-name="P5">No NSFW content (e.g., no porn, gore, and hentai)</text:p>
        </text:list-item>
      </text:list>
      <text:p text:style-name="First_20_paragraph">All of the above can result in an insta-ban depending on the severity.</text:p>
      <text:h text:style-name="Heading_20_5" text:outline-level="5"><text:bookmark-start text:name="mods-1"/>Mods:<text:bookmark-end text:name="mods-1"/></text:h>
      <text:list text:style-name="L6">
        <text:list-item>
          <text:p text:style-name="P6">Fractal: <text:a xlink:type="simple" xlink:href="https://matrix.to/#/@fractal:matrix.org" office:name=""><text:span text:style-name="Definition">@fractal:matrix.org</text:span></text:a></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7">
        <text:list-item>
          <text:p text:style-name="P7">Talks about Sci-Hub and/or LibGen are allowed.</text:p>
        </text:list-item>
        <text:list-item>
          <text:p text:style-name="P7">Talks about torrenting anonymously are allowed unless the purpose is blatantly illegal.</text:p>
        </text:list-item>
      </text:list>
      <text:h text:style-name="Heading_20_4" text:outline-level="4"><text:bookmark-start text:name="bans"/>Bans<text:bookmark-end text:name="bans"/></text:h>
      <text:p text:style-name="First_20_paragraph">Currently, the following rooms are sharing a common PSA ban list for serious offenders: - <text:a xlink:type="simple" xlink:href="https://matrix.to/#/#anonymity:matrix.anonymousplanet.org" office:name=""><text:span text:style-name="Definition">#Anonymity</text:span></text:a> - <text:a xlink:type="simple" xlink:href="https://matrix.to/#/#thgtoa-translation:matrix.anonymousplanet.org" office:name=""><text:span text:style-name="Definition">#Translations</text:span></text:a> - <text:a xlink:type="simple" xlink:href="https://matrix.to/#/#security:matrix.anonymousplanet.org" office:name=""><text:span text:style-name="Definition">#Security</text:span></text:a> - <text:a xlink:type="simple" xlink:href="https://matrix.to/#/#bnonymity:matrix.anonymousplanet.org" office:name=""><text:span text:style-name="Definition">#Bnonymity</text:span></text:a> - <text:a xlink:type="simple" xlink:href="https://matrix.to/#/#moderncrypto:matrix.anonymousplanet.org" office:name=""><text:span text:style-name="Definition">#ModernCrypto</text:span></text:a> - <text:a xlink:type="simple" xlink:href="https://matrix.to/#/#OSINT:matrix.anonymousplanet.org" office:name=""><text:span text:style-name="Definition">#OSINT</text:span></text:a> - <text:a xlink:type="simple" xlink:href="https://matrix.to/#/#thgtoa-collab:matrix.anonymousplanet.org" office:name=""><text:span text:style-name="Definition">#Collab</text:span></text:a></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8">
        <text:list-item>
          <text:p text:style-name="P8"><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7:39:35Z</meta:creation-date>
    <dc:date>2023-08-09T17:39:35Z</dc:date>
  </office:meta>
</office:document-meta>
</file>